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background-color="#ffff00"/>
    </style:style>
    <style:style style:name="T1" style:family="text">
      <style:text-properties fo:background-color="#81d41a" loext:char-shading-value="0"/>
    </style:style>
    <style:style style:name="T2" style:family="text">
      <style:text-properties fo:background-color="#81d41a" loext:char-shading-value="0"/>
    </style:style>
    <style:style style:name="T3" style:family="text">
      <style:text-properties fo:background-color="#f6f9d4" loext:char-shading-value="0"/>
    </style:style>
    <style:style style:name="T4" style:family="text">
      <style:text-properties fo:background-color="#f6f9d4" loext:char-shading-value="0"/>
    </style:style>
    <style:style style:name="T5" style:family="text">
      <style:text-properties fo:background-color="#e8f2a1" loext:char-shading-value="0"/>
    </style:style>
    <style:style style:name="T6" style:family="text">
      <style:text-properties fo:background-color="#e8f2a1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(kicad_symbol_lib (version 20211014) (generator kicad_symbol_editor)</text:p>
      <text:p text:style-name="Standard"><text:s text:c="2"/><text:span text:style-name="T2">(symbol "Connector" (pin_numbers hide) (pin_names (offset 0) hide) (in_bom yes) (on_board yes)</text:span></text:p>
      <text:p text:style-name="Standard"><text:s text:c="4"/>(property "Reference" "XP" (id 0) (at -17.78 7.62 0)</text:p>
      <text:p text:style-name="Standard"><text:s text:c="6"/>(effects (font (size 2 2)))</text:p>
      <text:p text:style-name="Standard"><text:s text:c="4"/>)</text:p>
      <text:p text:style-name="Standard"><text:s text:c="4"/>(property "Value" "Connector" (id 1) (at 2.54 7.62 0)</text:p>
      <text:p text:style-name="Standard"><text:s text:c="6"/>(effects (font (size 2 2)))</text:p>
      <text:p text:style-name="Standard"><text:s text:c="4"/>)</text:p>
      <text:p text:style-name="Standard"><text:s text:c="4"/>(property "Footprint" "" (id 2) (at 0 0 0)</text:p>
      <text:p text:style-name="Standard"><text:s text:c="6"/>(effects (font (size 1.27 1.27)) hide)</text:p>
      <text:p text:style-name="Standard"><text:s text:c="4"/>)</text:p>
      <text:p text:style-name="Standard"><text:s text:c="4"/>(property "Datasheet" "" (id 3) (at 0 0 0)</text:p>
      <text:p text:style-name="Standard"><text:s text:c="6"/>(effects (font (size 1.27 1.27)) hide)</text:p>
      <text:p text:style-name="Standard"><text:s text:c="4"/>)</text:p>
      <text:p text:style-name="Standard"><text:s text:c="3"/><text:span text:style-name="T4"><text:s/>(symbol "Connector_1_0"</text:span></text:p>
      <text:p text:style-name="Standard"><text:s text:c="6"/>(rectangle (start -20.32 5.08) (end 10.16 -15.24)</text:p>
      <text:p text:style-name="Standard"><text:s text:c="8"/>(stroke (width 0) (type default) (color 0 0 0 0))</text:p>
      <text:p text:style-name="Standard"><text:s text:c="8"/>(fill (type none))</text:p>
      <text:p text:style-name="Standard"><text:s text:c="6"/>)</text:p>
      <text:p text:style-name="Standard"><text:s text:c="6"/>(polyline</text:p>
      <text:p text:style-name="Standard"><text:s text:c="8"/>(pts</text:p>
      <text:p text:style-name="Standard"><text:s text:c="10"/>(xy -20.32 -10.16)</text:p>
      <text:p text:style-name="Standard"><text:s text:c="10"/>(xy 10.16 -10.16)</text:p>
      <text:p text:style-name="Standard"><text:s text:c="8"/>)</text:p>
      <text:p text:style-name="Standard"><text:s text:c="8"/>(stroke (width 0) (type default) (color 0 0 0 0))</text:p>
      <text:p text:style-name="Standard"><text:s text:c="8"/>(fill (type none))</text:p>
      <text:p text:style-name="Standard"><text:s text:c="6"/>)</text:p>
      <text:p text:style-name="Standard"><text:s text:c="6"/>(polyline</text:p>
      <text:p text:style-name="Standard"><text:s text:c="8"/>(pts</text:p>
      <text:p text:style-name="Standard"><text:s text:c="10"/>(xy -20.32 -5.08)</text:p>
      <text:p text:style-name="Standard"><text:s text:c="10"/>(xy 10.16 -5.08)</text:p>
      <text:p text:style-name="Standard"><text:s text:c="8"/>)</text:p>
      <text:p text:style-name="Standard"><text:s text:c="8"/>(stroke (width 0) (type default) (color 0 0 0 0))</text:p>
      <text:p text:style-name="Standard"><text:s text:c="8"/>(fill (type none))</text:p>
      <text:p text:style-name="Standard"><text:s text:c="6"/>)</text:p>
      <text:p text:style-name="Standard"><text:s text:c="6"/>(polyline</text:p>
      <text:p text:style-name="Standard"><text:s text:c="8"/>(pts</text:p>
      <text:p text:style-name="Standard"><text:s text:c="10"/>(xy -20.32 0)</text:p>
      <text:p text:style-name="Standard"><text:s text:c="10"/>(xy 10.16 0)</text:p>
      <text:p text:style-name="Standard"><text:s text:c="8"/>)</text:p>
      <text:p text:style-name="Standard"><text:s text:c="8"/>(stroke (width 0) (type default) (color 0 0 0 0))</text:p>
      <text:p text:style-name="Standard"><text:s text:c="8"/>(fill (type none))</text:p>
      <text:p text:style-name="Standard"><text:s text:c="6"/>)</text:p>
      <text:p text:style-name="Standard"><text:s text:c="6"/>(polyline</text:p>
      <text:p text:style-name="Standard"><text:s text:c="8"/>(pts</text:p>
      <text:p text:style-name="Standard"><text:s text:c="10"/>(xy 0 5.08)</text:p>
      <text:p text:style-name="Standard"><text:s text:c="10"/>(xy 0 -15.24)</text:p>
      <text:p text:style-name="Standard"><text:s text:c="8"/>)</text:p>
      <text:p text:style-name="Standard"><text:s text:c="8"/>(stroke (width 0) (type default) (color 0 0 0 0))</text:p>
      <text:p text:style-name="Standard"><text:s text:c="8"/>(fill (type none))</text:p>
      <text:p text:style-name="Standard"><text:s text:c="6"/>)</text:p>
      <text:p text:style-name="Standard"><text:s text:c="4"/>)</text:p>
      <text:p text:style-name="Standard"><text:soft-page-break/><text:s text:c="4"/><text:span text:style-name="T4">(symbol "Connector_1_1"</text:span></text:p>
      <text:p text:style-name="Standard"><text:s text:c="6"/>(text "1" (at 4.826 -2.54 0)</text:p>
      <text:p text:style-name="Standard"><text:s text:c="8"/>(effects (font (size 2.0066 2.0066)))</text:p>
      <text:p text:style-name="Standard"><text:s text:c="6"/>)</text:p>
      <text:p text:style-name="Standard"><text:s text:c="6"/>(text "2" (at 4.826 -7.62 0)</text:p>
      <text:p text:style-name="Standard"><text:s text:c="8"/>(effects (font (size 2.0066 2.0066)))</text:p>
      <text:p text:style-name="Standard"><text:s text:c="6"/>)</text:p>
      <text:p text:style-name="Standard"><text:s text:c="6"/>(text "3" (at 4.826 -12.7 0)</text:p>
      <text:p text:style-name="Standard"><text:s text:c="8"/>(effects (font (size 2.0066 2.0066)))</text:p>
      <text:p text:style-name="Standard"><text:s text:c="6"/>)</text:p>
      <text:p text:style-name="Standard"><text:s text:c="6"/>(text "Functional name" (at -5.08 -17.78 0)</text:p>
      <text:p text:style-name="Standard"><text:s text:c="8"/>(effects (font (size 2.0066 2.0066)))</text:p>
      <text:p text:style-name="Standard"><text:s text:c="6"/>)</text:p>
      <text:p text:style-name="Standard"><text:s text:c="6"/>(text "Pin 1" (at -10.16 -2.54 0)</text:p>
      <text:p text:style-name="Standard"><text:s text:c="8"/>(effects (font (size 2.0066 2.0066)))</text:p>
      <text:p text:style-name="Standard"><text:s text:c="6"/>)</text:p>
      <text:p text:style-name="Standard"><text:s text:c="6"/>(text "Pin 2" (at -10.16 -7.62 0)</text:p>
      <text:p text:style-name="Standard"><text:s text:c="8"/>(effects (font (size 2.0066 2.0066)))</text:p>
      <text:p text:style-name="Standard"><text:s text:c="6"/>)</text:p>
      <text:p text:style-name="Standard"><text:s text:c="6"/>(text "Pin 3" (at -10.16 -12.7 0)</text:p>
      <text:p text:style-name="Standard"><text:s text:c="8"/>(effects (font (size 2.0066 2.0066)))</text:p>
      <text:p text:style-name="Standard"><text:s text:c="6"/>)</text:p>
      <text:p text:style-name="Standard"><text:s text:c="6"/>(text "Цепь" (at -10.16 2.54 0)</text:p>
      <text:p text:style-name="Standard"><text:s text:c="8"/>(effects (font (size 2.0066 2.0066)))</text:p>
      <text:p text:style-name="Standard"><text:s text:c="6"/>)</text:p>
      <text:p text:style-name="Standard"><text:s text:c="6"/>(pin passive line (at 15.1892 -2.54 180) (length 5.08)</text:p>
      <text:p text:style-name="Standard"><text:s text:c="8"/>(name "1" (effects (font (size 2.0066 2.0066))))</text:p>
      <text:p text:style-name="Standard"><text:s text:c="8"/>(number "1" (effects (font (size 2.0066 2.0066))))</text:p>
      <text:p text:style-name="Standard"><text:s text:c="6"/>)</text:p>
      <text:p text:style-name="Standard"><text:s text:c="6"/>(pin passive line (at 15.1892 -7.62 180) (length 5.08)</text:p>
      <text:p text:style-name="Standard"><text:s text:c="8"/>(name "2" (effects (font (size 2.0066 2.0066))))</text:p>
      <text:p text:style-name="Standard"><text:s text:c="8"/>(number "2" (effects (font (size 2.0066 2.0066))))</text:p>
      <text:p text:style-name="Standard"><text:s text:c="6"/>)</text:p>
      <text:p text:style-name="Standard"><text:s text:c="6"/>(pin passive line (at 15.1892 -12.7 180) (length 5.08)</text:p>
      <text:p text:style-name="Standard"><text:s text:c="8"/>(name "3" (effects (font (size 2.0066 2.0066))))</text:p>
      <text:p text:style-name="Standard"><text:s text:c="8"/>(number "3" (effects (font (size 2.0066 2.0066))))</text:p>
      <text:p text:style-name="Standard"><text:s text:c="6"/>)</text:p>
      <text:p text:style-name="Standard"><text:s text:c="4"/>)</text:p>
      <text:p text:style-name="Standard"><text:s text:c="2"/>)</text:p>
      <text:p text:style-name="Standard"><text:s text:c="2"/>(<text:span text:style-name="T2">symbol "IC" (in_bom yes) (on_board yes)</text:span></text:p>
      <text:p text:style-name="Standard"><text:s text:c="4"/>(property "Reference" "DA" (id 0) (at -10.16 11.43 0)</text:p>
      <text:p text:style-name="Standard"><text:s text:c="6"/>(effects (font (size 2 2)))</text:p>
      <text:p text:style-name="Standard"><text:s text:c="4"/>)</text:p>
      <text:p text:style-name="Standard"><text:s text:c="4"/>(property "Value" "IC" (id 1) (at 10.16 11.43 0)</text:p>
      <text:p text:style-name="Standard"><text:s text:c="6"/>(effects (font (size 2 2)))</text:p>
      <text:p text:style-name="Standard"><text:s text:c="4"/>)</text:p>
      <text:p text:style-name="Standard"><text:s text:c="4"/>(property "Footprint" "Package_TO_SOT_SMD:SOT-23-6_Handsoldering" (id 2) (at -1.27 16.51 0)</text:p>
      <text:p text:style-name="Standard"><text:s text:c="6"/>(effects (font (size 1.27 1.27)) hide)</text:p>
      <text:p text:style-name="Standard"><text:s text:c="4"/>)</text:p>
      <text:p text:style-name="Standard"><text:soft-page-break/><text:s text:c="4"/>(property "Datasheet" "https://www.ti.com/lit/ds/symlink/lm2664.pdf?ts=1647785420582&amp;ref_url=https%253A%252F%252Fwww.google.com%252F" (id 3) (at 2.54 19.05 0)</text:p>
      <text:p text:style-name="Standard"><text:s text:c="6"/>(effects (font (size 1.27 1.27)) hide)</text:p>
      <text:p text:style-name="Standard"><text:s text:c="4"/>)</text:p>
      <text:p text:style-name="Standard"><text:s text:c="4"/>(property "ki_description" "Switched Capacitor Voltage Converter" (id 4) (at 0 0 0)</text:p>
      <text:p text:style-name="Standard"><text:s text:c="6"/>(effects (font (size 1.27 1.27)) hide)</text:p>
      <text:p text:style-name="Standard"><text:s text:c="4"/>)</text:p>
      <text:p text:style-name="Standard"><text:s text:c="3"/><text:span text:style-name="T6"><text:s/>(symbol "IC_0_0"</text:span></text:p>
      <text:p text:style-name="Standard"><text:s text:c="6"/>(polyline</text:p>
      <text:p text:style-name="Standard"><text:s text:c="8"/>(pts</text:p>
      <text:p text:style-name="Standard"><text:s text:c="10"/>(xy 5.08 8.89)</text:p>
      <text:p text:style-name="Standard"><text:s text:c="10"/>(xy 5.08 -8.89)</text:p>
      <text:p text:style-name="Standard"><text:s text:c="8"/>)</text:p>
      <text:p text:style-name="Standard"><text:s text:c="8"/>(stroke (width 0) (type default) (color 0 0 0 0))</text:p>
      <text:p text:style-name="Standard"><text:s text:c="8"/>(fill (type none))</text:p>
      <text:p text:style-name="Standard"><text:s text:c="6"/>)</text:p>
      <text:p text:style-name="Standard"><text:s text:c="6"/>(text "*STU" (at 0 6.35 0)</text:p>
      <text:p text:style-name="Standard"><text:s text:c="8"/>(effects (font (size 2 2)))</text:p>
      <text:p text:style-name="Standard"><text:s text:c="6"/>)</text:p>
      <text:p text:style-name="Standard"><text:s text:c="4"/>)</text:p>
      <text:p text:style-name="Standard"><text:s text:c="2"/><text:span text:style-name="T6"><text:s text:c="2"/>(symbol "IC_0_1"</text:span></text:p>
      <text:p text:style-name="Standard"><text:s text:c="6"/>(rectangle (start -12.7 8.89) (end 13.97 -8.89)</text:p>
      <text:p text:style-name="Standard"><text:s text:c="8"/>(stroke (width 0) (type default) (color 0 0 0 0))</text:p>
      <text:p text:style-name="Standard"><text:s text:c="8"/>(fill (type background))</text:p>
      <text:p text:style-name="Standard"><text:s text:c="6"/>)</text:p>
      <text:p text:style-name="Standard"><text:s text:c="6"/>(polyline</text:p>
      <text:p text:style-name="Standard"><text:s text:c="8"/>(pts</text:p>
      <text:p text:style-name="Standard"><text:s text:c="10"/>(xy -5.08 8.89)</text:p>
      <text:p text:style-name="Standard"><text:s text:c="10"/>(xy -5.08 -8.89)</text:p>
      <text:p text:style-name="Standard"><text:s text:c="8"/>)</text:p>
      <text:p text:style-name="Standard"><text:s text:c="8"/>(stroke (width 0) (type default) (color 0 0 0 0))</text:p>
      <text:p text:style-name="Standard"><text:s text:c="8"/>(fill (type none))</text:p>
      <text:p text:style-name="Standard"><text:s text:c="6"/>)</text:p>
      <text:p text:style-name="Standard"><text:s text:c="4"/>)</text:p>
      <text:p text:style-name="Standard"><text:s text:c="4"/><text:span text:style-name="T6">(symbol "IC_1_1"</text:span></text:p>
      <text:p text:style-name="Standard"><text:s text:c="6"/>(pin power_in line (at -17.78 -5.08 0) (length 5.08)</text:p>
      <text:p text:style-name="Standard"><text:s text:c="8"/>(name "GND" (effects (font (size 2 2))))</text:p>
      <text:p text:style-name="Standard"><text:s text:c="8"/>(number "1" (effects (font (size 2 2))))</text:p>
      <text:p text:style-name="Standard"><text:s text:c="6"/>)</text:p>
      <text:p text:style-name="Standard"><text:s text:c="6"/>(pin power_out line (at 19.05 5.08 180) (length 5.08)</text:p>
      <text:p text:style-name="Standard"><text:s text:c="8"/>(name "VOUT" (effects (font (size 2 2))))</text:p>
      <text:p text:style-name="Standard"><text:s text:c="8"/>(number "2" (effects (font (size 2 2))))</text:p>
      <text:p text:style-name="Standard"><text:s text:c="6"/>)</text:p>
      <text:p text:style-name="Standard"><text:s text:c="6"/>(pin passive line (at 19.05 -5.08 180) (length 5.08)</text:p>
      <text:p text:style-name="Standard"><text:s text:c="8"/>(name "CP-" (effects (font (size 2 2))))</text:p>
      <text:p text:style-name="Standard"><text:s text:c="8"/>(number "3" (effects (font (size 2 2))))</text:p>
      <text:p text:style-name="Standard"><text:s text:c="6"/>)</text:p>
      <text:p text:style-name="Standard"><text:s text:c="6"/>(pin input line (at -17.78 0 0) (length 5.08)</text:p>
      <text:p text:style-name="Standard"><text:s text:c="8"/>(name "~{SD" (effects (font (size 2 2))))</text:p>
      <text:p text:style-name="Standard"><text:s text:c="8"/>(number "4" (effects (font (size 2 2))))</text:p>
      <text:p text:style-name="Standard"><text:s text:c="6"/>)</text:p>
      <text:p text:style-name="Standard"><text:soft-page-break/><text:s text:c="6"/>(pin power_in line (at -17.78 5.08 0) (length 5.08)</text:p>
      <text:p text:style-name="Standard"><text:s text:c="8"/>(name "VIN" (effects (font (size 2 2))))</text:p>
      <text:p text:style-name="Standard"><text:s text:c="8"/>(number "5" (effects (font (size 2 2))))</text:p>
      <text:p text:style-name="Standard"><text:s text:c="6"/>)</text:p>
      <text:p text:style-name="Standard"><text:s text:c="6"/>(pin passive line (at 19.05 0 180) (length 5.08)</text:p>
      <text:p text:style-name="Standard"><text:s text:c="8"/>(name "CP+" (effects (font (size 2 2))))</text:p>
      <text:p text:style-name="Standard"><text:s text:c="8"/>(number "6" (effects (font (size 2 2))))</text:p>
      <text:p text:style-name="Standard"><text:s text:c="6"/>)</text:p>
      <text:p text:style-name="Standard"><text:s text:c="4"/>)</text:p>
      <text:p text:style-name="Standard"><text:s text:c="2"/>)</text:p>
      <text:p text:style-name="Standard"><text:s/><text:span text:style-name="T2"><text:s/>(symbol "Module" (pin_numbers hide) (pin_names (offset 0) hide) (in_bom yes) (on_board yes)</text:span></text:p>
      <text:p text:style-name="Standard"><text:s text:c="4"/>(property "Reference" "A" (id 0) (at -19.05 7.62 0)</text:p>
      <text:p text:style-name="Standard"><text:s text:c="6"/>(effects (font (size 2 2)))</text:p>
      <text:p text:style-name="Standard"><text:s text:c="4"/>)</text:p>
      <text:p text:style-name="Standard"><text:s text:c="4"/>(property "Value" "Module" (id 1) (at 3.81 7.62 0)</text:p>
      <text:p text:style-name="Standard"><text:s text:c="6"/>(effects (font (size 2 2)))</text:p>
      <text:p text:style-name="Standard"><text:s text:c="4"/>)</text:p>
      <text:p text:style-name="Standard"><text:s text:c="4"/>(property "Footprint" "" (id 2) (at 0 0 0)</text:p>
      <text:p text:style-name="Standard"><text:s text:c="6"/>(effects (font (size 1.27 1.27)) hide)</text:p>
      <text:p text:style-name="Standard"><text:s text:c="4"/>)</text:p>
      <text:p text:style-name="Standard"><text:s text:c="4"/>(property "Datasheet" "" (id 3) (at 0 0 0)</text:p>
      <text:p text:style-name="Standard"><text:s text:c="6"/>(effects (font (size 1.27 1.27)) hide)</text:p>
      <text:p text:style-name="Standard"><text:s text:c="4"/>)</text:p>
      <text:p text:style-name="Standard"><text:s text:c="4"/><text:span text:style-name="T6">(symbol "Module_1_0"</text:span></text:p>
      <text:p text:style-name="Standard"><text:s text:c="6"/>(rectangle (start -20.32 5.08) (end 10.16 -15.24)</text:p>
      <text:p text:style-name="Standard"><text:s text:c="8"/>(stroke (width 0) (type default) (color 0 0 0 0))</text:p>
      <text:p text:style-name="Standard"><text:s text:c="8"/>(fill (type none))</text:p>
      <text:p text:style-name="Standard"><text:s text:c="6"/>)</text:p>
      <text:p text:style-name="Standard"><text:s text:c="6"/>(polyline</text:p>
      <text:p text:style-name="Standard"><text:s text:c="8"/>(pts</text:p>
      <text:p text:style-name="Standard"><text:s text:c="10"/>(xy -20.32 -10.16)</text:p>
      <text:p text:style-name="Standard"><text:s text:c="10"/>(xy 10.16 -10.16)</text:p>
      <text:p text:style-name="Standard"><text:s text:c="8"/>)</text:p>
      <text:p text:style-name="Standard"><text:s text:c="8"/>(stroke (width 0) (type default) (color 0 0 0 0))</text:p>
      <text:p text:style-name="Standard"><text:s text:c="8"/>(fill (type none))</text:p>
      <text:p text:style-name="Standard"><text:s text:c="6"/>)</text:p>
      <text:p text:style-name="Standard"><text:s text:c="6"/>(polyline</text:p>
      <text:p text:style-name="Standard"><text:s text:c="8"/>(pts</text:p>
      <text:p text:style-name="Standard"><text:s text:c="10"/>(xy -20.32 -5.08)</text:p>
      <text:p text:style-name="Standard"><text:s text:c="10"/>(xy 10.16 -5.08)</text:p>
      <text:p text:style-name="Standard"><text:s text:c="8"/>)</text:p>
      <text:p text:style-name="Standard"><text:s text:c="8"/>(stroke (width 0) (type default) (color 0 0 0 0))</text:p>
      <text:p text:style-name="Standard"><text:s text:c="8"/>(fill (type none))</text:p>
      <text:p text:style-name="Standard"><text:s text:c="6"/>)</text:p>
      <text:p text:style-name="Standard"><text:s text:c="6"/>(polyline</text:p>
      <text:p text:style-name="Standard"><text:s text:c="8"/>(pts</text:p>
      <text:p text:style-name="Standard"><text:s text:c="10"/>(xy -20.32 0)</text:p>
      <text:p text:style-name="Standard"><text:s text:c="10"/>(xy 10.16 0)</text:p>
      <text:p text:style-name="Standard"><text:s text:c="8"/>)</text:p>
      <text:p text:style-name="Standard"><text:s text:c="8"/>(stroke (width 0) (type default) (color 0 0 0 0))</text:p>
      <text:p text:style-name="Standard"><text:s text:c="8"/>(fill (type none))</text:p>
      <text:p text:style-name="Standard"><text:s text:c="6"/>)</text:p>
      <text:p text:style-name="Standard"><text:soft-page-break/><text:s text:c="6"/>(polyline</text:p>
      <text:p text:style-name="Standard"><text:s text:c="8"/>(pts</text:p>
      <text:p text:style-name="Standard"><text:s text:c="10"/>(xy 0 5.08)</text:p>
      <text:p text:style-name="Standard"><text:s text:c="10"/>(xy 0 -15.24)</text:p>
      <text:p text:style-name="Standard"><text:s text:c="8"/>)</text:p>
      <text:p text:style-name="Standard"><text:s text:c="8"/>(stroke (width 0) (type default) (color 0 0 0 0))</text:p>
      <text:p text:style-name="Standard"><text:s text:c="8"/>(fill (type none))</text:p>
      <text:p text:style-name="Standard"><text:s text:c="6"/>)</text:p>
      <text:p text:style-name="Standard"><text:s text:c="4"/>)</text:p>
      <text:p text:style-name="Standard"><text:s text:c="3"/><text:span text:style-name="T6"><text:s/>(symbol "Module_1_1"</text:span></text:p>
      <text:p text:style-name="Standard"><text:s text:c="6"/>(text "1" (at 4.826 -2.54 0)</text:p>
      <text:p text:style-name="Standard"><text:s text:c="8"/>(effects (font (size 2.0066 2.0066)))</text:p>
      <text:p text:style-name="Standard"><text:s text:c="6"/>)</text:p>
      <text:p text:style-name="Standard"><text:s text:c="6"/>(text "2" (at 4.826 -7.62 0)</text:p>
      <text:p text:style-name="Standard"><text:s text:c="8"/>(effects (font (size 2.0066 2.0066)))</text:p>
      <text:p text:style-name="Standard"><text:s text:c="6"/>)</text:p>
      <text:p text:style-name="Standard"><text:s text:c="6"/>(text "3" (at 4.826 -12.7 0)</text:p>
      <text:p text:style-name="Standard"><text:s text:c="8"/>(effects (font (size 2.0066 2.0066)))</text:p>
      <text:p text:style-name="Standard"><text:s text:c="6"/>)</text:p>
      <text:p text:style-name="Standard"><text:s text:c="6"/>(text "Functional name" (at -3.81 -17.78 0)</text:p>
      <text:p text:style-name="Standard"><text:s text:c="8"/>(effects (font (size 2.0066 2.0066)))</text:p>
      <text:p text:style-name="Standard"><text:s text:c="6"/>)</text:p>
      <text:p text:style-name="Standard"><text:s text:c="6"/>(text "Pin 1" (at -8.89 -2.54 0)</text:p>
      <text:p text:style-name="Standard"><text:s text:c="8"/>(effects (font (size 2 2)))</text:p>
      <text:p text:style-name="Standard"><text:s text:c="6"/>)</text:p>
      <text:p text:style-name="Standard"><text:s text:c="6"/>(text "Pin 2" (at -8.89 -7.62 0)</text:p>
      <text:p text:style-name="Standard"><text:s text:c="8"/>(effects (font (size 2 2)))</text:p>
      <text:p text:style-name="Standard"><text:s text:c="6"/>)</text:p>
      <text:p text:style-name="Standard"><text:s text:c="6"/>(text "Pin 3" (at -8.89 -12.7 0)</text:p>
      <text:p text:style-name="Standard"><text:s text:c="8"/>(effects (font (size 2 2)))</text:p>
      <text:p text:style-name="Standard"><text:s text:c="6"/>)</text:p>
      <text:p text:style-name="Standard"><text:s text:c="6"/>(text "Цепь" (at -10.16 2.54 0)</text:p>
      <text:p text:style-name="Standard"><text:s text:c="8"/>(effects (font (size 2.0066 2.0066)))</text:p>
      <text:p text:style-name="Standard"><text:s text:c="6"/>)</text:p>
      <text:p text:style-name="Standard"><text:s text:c="6"/>(pin passive line (at 15.1892 -2.54 180) (length 5.08)</text:p>
      <text:p text:style-name="Standard"><text:s text:c="8"/>(name "1" (effects (font (size 2.0066 2.0066))))</text:p>
      <text:p text:style-name="Standard"><text:s text:c="8"/>(number "1" (effects (font (size 2.0066 2.0066))))</text:p>
      <text:p text:style-name="Standard"><text:s text:c="6"/>)</text:p>
      <text:p text:style-name="Standard"><text:s text:c="6"/>(pin passive line (at 15.1892 -7.62 180) (length 5.08)</text:p>
      <text:p text:style-name="Standard"><text:s text:c="8"/>(name "2" (effects (font (size 2.0066 2.0066))))</text:p>
      <text:p text:style-name="Standard"><text:s text:c="8"/>(number "2" (effects (font (size 2.0066 2.0066))))</text:p>
      <text:p text:style-name="Standard"><text:s text:c="6"/>)</text:p>
      <text:p text:style-name="Standard"><text:s text:c="6"/>(pin passive line (at 15.1892 -12.7 180) (length 5.08)</text:p>
      <text:p text:style-name="Standard"><text:s text:c="8"/>(name "3" (effects (font (size 2.0066 2.0066))))</text:p>
      <text:p text:style-name="Standard"><text:s text:c="8"/>(number "3" (effects (font (size 2.0066 2.0066))))</text:p>
      <text:p text:style-name="Standard"><text:s text:c="6"/>)</text:p>
      <text:p text:style-name="Standard"><text:s text:c="4"/>)</text:p>
      <text:p text:style-name="Standard"><text:s text:c="2"/>)</text:p>
      <text:p text:style-name="Standard">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4T17:43:43.231924233</meta:creation-date>
    <dc:date>2022-04-04T17:46:04.279485364</dc:date>
    <meta:editing-duration>PT2M21S</meta:editing-duration>
    <meta:editing-cycles>1</meta:editing-cycles>
    <meta:document-statistic meta:table-count="0" meta:image-count="0" meta:object-count="0" meta:page-count="5" meta:paragraph-count="252" meta:word-count="1058" meta:character-count="7655" meta:non-whitespace-character-count="5199"/>
    <meta:generator>LibreOffice/6.4.7.2$Linux_X86_64 LibreOffice_project/40$Build-2</meta:generator>
  </office:meta>
</office:document-meta>
</file>